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4a966" officeooo:paragraph-rsid="0004a966"/>
    </style:style>
    <style:style style:name="P2" style:family="paragraph" style:parent-style-name="Standard">
      <style:text-properties officeooo:rsid="0004a966" officeooo:paragraph-rsid="00068ea4"/>
    </style:style>
    <style:style style:name="P3" style:family="paragraph" style:parent-style-name="Standard">
      <style:text-properties officeooo:rsid="00068ea4" officeooo:paragraph-rsid="00068ea4"/>
    </style:style>
    <style:style style:name="P4" style:family="paragraph" style:parent-style-name="Standard">
      <style:text-properties fo:color="#c9211e"/>
    </style:style>
    <style:style style:name="P5" style:family="paragraph" style:parent-style-name="Standard">
      <style:text-properties fo:color="#c9211e" officeooo:rsid="00096aa4" officeooo:paragraph-rsid="00096aa4"/>
    </style:style>
    <style:style style:name="P6" style:family="paragraph" style:parent-style-name="Standard">
      <style:text-properties fo:color="#c9211e" fo:font-weight="normal" officeooo:rsid="00096aa4" officeooo:paragraph-rsid="000a4b5b" style:font-weight-asian="normal" style:font-weight-complex="normal"/>
    </style:style>
    <style:style style:name="P7" style:family="paragraph" style:parent-style-name="Standard">
      <style:text-properties fo:font-weight="bold" style:font-weight-asian="bold" style:font-weight-complex="bold"/>
    </style:style>
    <style:style style:name="P8" style:family="paragraph" style:parent-style-name="Standard">
      <style:text-properties style:use-window-font-color="true" fo:font-weight="bold" officeooo:rsid="00096aa4" officeooo:paragraph-rsid="00096aa4" style:font-weight-asian="bold" style:font-weight-complex="bold"/>
    </style:style>
    <style:style style:name="T1" style:family="text">
      <style:text-properties officeooo:rsid="00068ea4"/>
    </style:style>
    <style:style style:name="T2" style:family="text">
      <style:text-properties officeooo:rsid="00082c39"/>
    </style:style>
    <style:style style:name="T3" style:family="text">
      <style:text-properties fo:color="#c9211e"/>
    </style:style>
    <style:style style:name="T4" style:family="text">
      <style:text-properties fo:color="#c9211e" officeooo:rsid="00082c39"/>
    </style:style>
    <style:style style:name="T5" style:family="text">
      <style:text-properties fo:color="#c9211e" officeooo:rsid="00096aa4"/>
    </style:style>
    <style:style style:name="T6" style:family="text">
      <style:text-properties fo:color="#c9211e" officeooo:rsid="00068ea4"/>
    </style:style>
    <style:style style:name="T7" style:family="text">
      <style:text-properties officeooo:rsid="00096aa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lace the following sentences into the negative and interrogative form:</text:p>
      <text:p text:style-name="Standard"/>
      <text:p text:style-name="Standard">a) The computer is working.</text:p>
      <text:p text:style-name="P2"><text:span text:style-name="T1">Negative:</text:span> <text:span text:style-name="T3">The computer is </text:span><text:span text:style-name="T6">not</text:span><text:span text:style-name="T3"> working</text:span></text:p>
      <text:p text:style-name="P3">Interrogative: <text:span text:style-name="T3">Is the computer working?</text:span></text:p>
      <text:p text:style-name="P1"/>
      <text:p text:style-name="Standard">b) My keyboard is broken.</text:p>
      <text:p text:style-name="P2"><text:span text:style-name="T1">Negative:</text:span> <text:span text:style-name="T3">My keyboard is </text:span><text:span text:style-name="T6">not </text:span><text:span text:style-name="T3">broken.</text:span></text:p>
      <text:p text:style-name="P3">Interrogative:<text:span text:style-name="T3"> Is My keyboard broken?</text:span></text:p>
      <text:p text:style-name="P1"/>
      <text:p text:style-name="Standard">c) Edson is tired.</text:p>
      <text:p text:style-name="P2"><text:span text:style-name="T1">Negative:</text:span> <text:span text:style-name="T3">Edson is </text:span><text:span text:style-name="T6">not</text:span><text:span text:style-name="T3"> tired.</text:span></text:p>
      <text:p text:style-name="P3">Interrogative: <text:span text:style-name="T3">Is edson tired?</text:span></text:p>
      <text:p text:style-name="P1"/>
      <text:p text:style-name="Standard">d) Marta and Gloria are operating windows system.</text:p>
      <text:p text:style-name="P2"><text:span text:style-name="T1">Negative:</text:span> <text:span text:style-name="T3">Marta and Gloria are </text:span><text:span text:style-name="T6">not </text:span><text:span text:style-name="T3">operating windows system.</text:span></text:p>
      <text:p text:style-name="P3">Interrogative: <text:span text:style-name="T3">Are Marta and Gloria operating windows system?</text:span></text:p>
      <text:p text:style-name="P1"/>
      <text:p text:style-name="Standard"/>
      <text:p text:style-name="P7">Use the correct form of the verb to be.</text:p>
      <text:p text:style-name="Standard"/>
      <text:p text:style-name="Standard"/>
      <text:p text:style-name="Standard">a) Computers <text:span text:style-name="T4">are</text:span> machines that perform tasks or calculations.</text:p>
      <text:p text:style-name="Standard"/>
      <text:p text:style-name="Standard">b) It <text:span text:style-name="T4">is</text:span><text:span text:style-name="T2"> </text:span>the “brain” of your computer.</text:p>
      <text:p text:style-name="Standard"/>
      <text:p text:style-name="Standard">c) The web <text:span text:style-name="T4">is</text:span><text:span text:style-name="T2"> </text:span>also a shopper’s delight.</text:p>
      <text:p text:style-name="Standard"/>
      <text:p text:style-name="Standard">d) A website <text:span text:style-name="T4">is</text:span> a collection of interconnected webpage.</text:p>
      <text:p text:style-name="Standard"/>
      <text:p text:style-name="Standard">e) These computers <text:span text:style-name="T5">are</text:span><text:span text:style-name="T7"> </text:span>built to perform a limited number of tasks.</text:p>
      <text:p text:style-name="Standard"/>
      <text:p text:style-name="Standard"/>
      <text:p text:style-name="P7">Learning activities</text:p>
      <text:p text:style-name="Standard"/>
      <text:p text:style-name="Standard"/>
      <text:p text:style-name="Standard">a) O que são computadores?</text:p>
      <text:p text:style-name="Standard"/>
      <text:p text:style-name="P4"><text:span text:style-name="T7">S</text:span>ão máquinas que realizam tarefas <text:span text:style-name="T7">ou</text:span> cálculos de acordo com um conjunto de instruções ou programas.</text:p>
      <text:p text:style-name="Standard"/>
      <text:p text:style-name="Standard">b) Como os computadores trabalham?</text:p>
      <text:p text:style-name="Standard"/>
      <text:p text:style-name="P4"><text:span text:style-name="T7">Eles </text:span>funcionam através d<text:span text:style-name="T7">a</text:span> interação <text:span text:style-name="T7">entre</text:span> hardware e software. </text:p>
      <text:p text:style-name="Standard"/>
      <text:p text:style-name="Standard">c) Qual a peça mais importante?</text:p>
      <text:p text:style-name="Standard"/>
      <text:p text:style-name="P5">É a CPU (Unidade Central de Processamento).</text:p>
      <text:p text:style-name="Standard"/>
      <text:p text:style-name="Standard">d) Quais são os itens que compõem o computador?</text:p>
      <text:p text:style-name="Standard"/>
      <text:p text:style-name="P5">Mouse, teclado, monitor, impressora, etc.</text:p>
      <text:p text:style-name="P8"><text:soft-page-break/>What are computers?</text:p>
      <text:p text:style-name="P8"/>
      <text:p text:style-name="P6">Computers are machines that perform tasks, calculations and program. They are made up of hardware and software. Your main hardware is the CPU that is your brain. Your principall software is the operating system that is the program that manages all the other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inherit" svg:font-family="inherit"/>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0-17T21:45:45.720629327</meta:creation-date>
    <dc:date>2019-10-17T22:30:43.819196862</dc:date>
    <meta:editing-duration>PT33M41S</meta:editing-duration>
    <meta:editing-cycles>4</meta:editing-cycles>
    <meta:generator>LibreOffice/6.3.0.4$Linux_X86_64 LibreOffice_project/057fc023c990d676a43019934386b85b21a9ee99</meta:generator>
    <meta:document-statistic meta:table-count="0" meta:image-count="0" meta:object-count="0" meta:page-count="2" meta:paragraph-count="30" meta:word-count="245" meta:character-count="1498" meta:non-whitespace-character-count="1282"/>
  </office:meta>
</office:document-meta>
</file>